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fo:text-align="center" style:justify-single-word="false"/>
      <style:text-properties fo:font-weight="bold" style:font-weight-asian="bold"/>
    </style:style>
    <style:style style:name="P6" style:family="paragraph" style:parent-style-name="Standard">
      <style:paragraph-properties fo:margin-top="0in" fo:margin-bottom="0in" loext:contextual-spacing="false" fo:text-align="start" style:justify-single-word="false"/>
    </style:style>
    <style:style style:name="P7" style:family="paragraph" style:parent-style-name="Standard">
      <style:paragraph-properties fo:margin-top="0in" fo:margin-bottom="0in" loext:contextual-spacing="false" fo:text-align="justify" style:justify-single-word="false"/>
      <style:text-properties fo:font-size="9pt" style:font-size-asian="9pt" style:font-size-complex="9pt"/>
    </style:style>
    <style:style style:name="P8"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background-color="#ffffff"/>
    </style:style>
    <style:style style:name="T4" style:family="text">
      <style:text-properties fo:font-size="9pt" style:font-size-asian="9pt" style:font-size-complex="9pt"/>
    </style:style>
    <style:style style:name="T5" style:family="text">
      <style:text-properties fo:color="#1155cc" fo:font-size="9pt" style:text-underline-style="solid" style:text-underline-width="auto" style:text-underline-color="font-color" style:font-size-asian="9pt" style:font-size-complex="9pt"/>
    </style:style>
  </office:automatic-styles>
  <office:body>
    <office:text text:use-soft-page-breaks="true">
      <text:tracked-changes text:track-changes="false">
        <text:changed-region xml:id="ct87148096" text:id="ct87148096">
          <text:insertion>
            <office:change-info>
              <dc:creator>Gandzia Gandzia</dc:creator>
              <dc:date>2017-09-13T00:25:12</dc:date>
            </office:change-info>
          </text:insertion>
        </text:changed-region>
        <text:changed-region xml:id="ct87149136" text:id="ct87149136">
          <text:deletion>
            <office:change-info>
              <dc:creator>Gandzia Gandzia</dc:creator>
              <dc:date>2017-09-13T00:25:12</dc:date>
            </office:change-info>
            <text:p text:style-name="P1">przez wodze</text:p>
          </text:deletion>
        </text:changed-region>
        <text:changed-region xml:id="ct87155408" text:id="ct87155408">
          <text:insertion>
            <office:change-info>
              <dc:creator>Gandzia Gandzia</dc:creator>
              <dc:date>2017-09-13T00:26:37</dc:date>
            </office:change-info>
          </text:insertion>
        </text:changed-region>
        <text:changed-region xml:id="ct87155824" text:id="ct87155824">
          <text:insertion>
            <office:change-info>
              <dc:creator>Gandzia Gandzia</dc:creator>
              <dc:date>2017-09-13T00:26:47</dc:date>
            </office:change-info>
          </text:insertion>
        </text:changed-region>
        <text:changed-region xml:id="ct87155136" text:id="ct87155136">
          <text:deletion>
            <office:change-info>
              <dc:creator>Gandzia Gandzia</dc:creator>
              <dc:date>2017-09-13T00:26:47</dc:date>
            </office:change-info>
            <text:p text:style-name="P1"><text:s/>jest mniejsze ryzyko, że</text:p>
          </text:deletion>
        </text:changed-region>
        <text:changed-region xml:id="ct87157216" text:id="ct87157216">
          <text:deletion>
            <office:change-info>
              <dc:creator>Gandzia Gandzia</dc:creator>
              <dc:date>2017-09-13T00:26:37</dc:date>
            </office:change-info>
            <text:p text:style-name="P1"><text:s/>dzięki większej sztywności papieru</text:p>
          </text:deletion>
        </text:changed-region>
        <text:changed-region xml:id="ct86993952" text:id="ct86993952">
          <text:deletion>
            <office:change-info>
              <dc:creator>Gandzia Gandzia</dc:creator>
              <dc:date>2017-09-13T00:27:32</dc:date>
            </office:change-info>
            <text:p text:style-name="P1"><text:s/>kartkę</text:p>
          </text:deletion>
        </text:changed-region>
        <text:changed-region xml:id="ct87168288" text:id="ct87168288">
          <text:insertion>
            <office:change-info>
              <dc:creator>Gandzia Gandzia</dc:creator>
              <dc:date>2017-09-13T00:27:3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yślę, że pisząc pierwszy artykuł, dobrym pomysłem będzie najpierw się przedstawić. Tak więc nie przedłużając, witajcie pluszaki! Jestem Moonlight i wierzcie lub nie, ale rysuję kucyki. </text:span></text:p>
      <text:p text:style-name="P3"/>
      <text:p text:style-name="P3"><text:span text:style-name="T2">&gt;&gt; Moon</text:span></text:p>
      <text:p text:style-name="P4"><text:line-break/><text:span text:style-name="T1">Co ja tutaj robię? </text:span></text:p>
      <text:p text:style-name="P5"/>
      <text:p text:style-name="P1">Jeśli chcecie wiedzieć, to zostałam poproszona, bym podzieliła się z Wami moją wiedzą na temat rysunku technikami tradycyjnymi. Tak, to oznacza, że rysuję własnymi rękoma, kawałkiem drewna z grafitem w środku, na papierowej kartce jak jakiś dzikus. Używam tej barbarzyńskiej metody tworzenia kolorowych kucyków już od sześciu lat. Zważywszy na to, można powiedzieć, że co nieco o tym wiem. Postaram się w kolejnych artykułach wyłożyć to, czego się dowiedziałam, w prosty i przyjemny sposób. Ostrzegam, jestem samoukiem. Dodatkowo chciałabym wstawiać tu recenzje przyborów, których używam. Być może ułatwi to wybór początkującym rysownikom. Na rynku jest wiele różnorakich produktów, które są warte polecenia, a ja wręcz uwielbiam je sprawdzać! Na potwierdzenie powiem, że jestem posiadaczką ponad trzystu kredek. Podsumowując: same przyjemne rzeczy.</text:p>
      <text:p text:style-name="P6"/>
      <text:p text:style-name="P5"/>
      <text:p text:style-name="P4"><text:span text:style-name="T1">Czy rysowanie jest dla każdego?</text:span></text:p>
      <text:p text:style-name="P5"/>
      <text:p text:style-name="P1">Osobiście uważam, że tak, ale zdania są podzielone. Według mnie rysowanie to naprawdę dobry sposób na oderwanie się na chwilę od otaczającego nas świata i stworzenie czegoś swojego. Nawet jeśli miałyby to być tylko patykoludki z kropkami zamiast oczu. Takie szybkie bazgrołki pomagają w chwilach stresu lub egzystencjalnych rozmyślań. Możemy przelać na kartkę, co tylko chcemy. Zostawić w ten sposób ślad po sobie, albo zgnieść go i skazać bazgroł na wieczne zapomnienie... Nie potrzeba do tego wiele. Najważniejsze jest nie załamywać się, gdy coś nie wyjdzie nam za pierwszym razem. To żaden wstyd, a kto nie narysował w życiu choć jednej krzywej kreski, niech pierwszy rzuci kamieniem. </text:p>
      <text:p text:style-name="P1"/>
      <text:p text:style-name="P5"/>
      <text:p text:style-name="P4"><text:span text:style-name="T1">Jak zacząć?</text:span></text:p>
      <text:p text:style-name="P5"/>
      <text:p text:style-name="P1">Znaleźć sobie wygodne miejsce, najlepiej jakiś blat albo twardą podkładkę, kawałek papieru, jakieś pisadło i już. Prawda, że proste? </text:p>
      <text:p text:style-name="P1">Oczywiście, z czasem będziecie potrzebować większej ilości przyborów, ale na początek wyżej wymienione w zupełności wystarczą. Potraktujcie to jako zabawę. Z czasem, gdy zaczniecie przykładać więcej wysiłku do waszych prac, łatwiej będzie spędzić nad rysunkiem kilka godzin, bawiąc się, niż spełniając swoją nieuniknioną powinność. Przypomnijcie sobie czasy, jak blat stołu w kuchni sięgał do czoła i dajcie się ponieść <text:change-start text:change-id="ct87148096"/>wodzom<text:change-end text:change-id="ct87148096"/><text:change text:change-id="ct87149136"/> fantazji. W sztuce nowoczesnej prawie wszystko jest dozwolone. Nie bójcie się też pobrudzić. Moje dłonie, dla przykładu, prawie zawsze są czymś popisane. </text:p>
      <text:p text:style-name="P1"/>
      <text:p text:style-name="P5"/>
      <text:p text:style-name="P4"><text:span text:style-name="T1">Kawałek papieru <text:s/></text:span></text:p>
      <text:p text:style-name="P5"/>
      <text:p text:style-name="P1">Istnieją różne rodzaje papieru. Każdy z nich dedykowany jest do innej techniki. </text:p>
      <text:p text:style-name="P1">Jednym z pierwszych, po jakie sięgają początkujący artyści, jest papier ksero. Jest on raczej biały, nie całkiem gładki i cienki (ok. 80g). Można używać na nim technik suchych, takich jak ołówek, kredka czy zwykły długopis. Zbyt wiele na nim nie zwojujemy. Papier łatwo odkształca się i niszczy pod wpływem nacisku czy wilgoci. Jeśli potraktować go akwarelą, kartka dosłownie wygląda, jakby krwawiła, a ten efekt jest raczej niepożądany. Dzieje się tak, ponieważ papier ten “pije wodę”, powodując, że na jego powierzchni tworzą się niekontrolowane plamy. To samo dzieje się podczas używania pisaków, markerów i innych mediów na bazie tuszy, zwłaszcza alkoholowych. Rozpływający się tusz wygląda nieestetycznie i skraca żywot naszego pisadła, zużywając większą ilość z wkładu niż papier specjalnie do nich wyprodukowany. </text:p>
      <text:p text:style-name="P1">Do szkicu i kredek dedykowane są papiery cieńsze 90-120g, choć ja osobiście preferuję te grubsze. Rysując na nich, czuję się pewniej. Dodatkowo<text:change-start text:change-id="ct87155408"/> dzięki większej sztywności papieru<text:change-end text:change-id="ct87155408"/><text:change-start text:change-id="ct87155824"/> jest mniejsze ryzyko, że<text:change-end text:change-id="ct87155824"/> po oderwaniu kartki ze szkicownika<text:change text:change-id="ct87155136"/> powstaną nieestetyczne zagięcia<text:change text:change-id="ct87157216"/>.</text:p>
      <text:p text:style-name="P1"/>
      <text:p text:style-name="P5"><text:soft-page-break/></text:p>
      <text:p text:style-name="P4"><text:span text:style-name="T1">Szkicownik, jakie ma zalety?</text:span></text:p>
      <text:p text:style-name="P1"/>
      <text:p text:style-name="P1">Osobiście preferuję rysować w szkicowniku, zamiast na luźnych kartkach. W ten sposób moje rysunki są bezpieczne, bo otula je okładka, nie czują się samotne i mogę je pokazać za jednym razem w większej ilości, prezentując tym samym mój styl. Jeśli najdzie mnie ochota,<text:change text:change-id="ct86993952"/> mogę wyrwać<text:change-start text:change-id="ct87168288"/> kartkę<text:change-end text:change-id="ct87168288"/> i podzielić się materiałem do pracy z przyjaciółką. To bardzo wygodna opcja. Szkicownik w formacie A5 nie zajmuje dużo miejsca i zmieści się nawet w damskiej torebce. W ten sposób można łatwo go transportować i użyć gdziekolwiek najdzie nas ochota na wyżycie artystyczne. <text:line-break/></text:p>
      <text:p text:style-name="P1"/>
      <text:p text:style-name="P4"><text:span text:style-name="T1">Canson </text:span></text:p>
      <text:p text:style-name="P1"><text:line-break/>W tym artykule chciałabym powiedzieć coś na temat szkicowników firmy Canson, od których sama zaczęłam swoją przygodę z “lepszym papierem”.</text:p>
      <text:p text:style-name="P1">Firma ta, jak mówi na swojej stronie, zajmuje się papiernictwem już od 1557 r. i prowadząca ją rodzina <text:span text:style-name="T3">Montgolfier,</text:span> prócz wysokiej jakości papieru, na kartach swojej historii zapisała też <text:span text:style-name="T3">pierwszy balon na gorące powietrze, którego poszycie wyszło z prowadzonych przez rodzinę papierni.</text:span><text:line-break/>Aktualnie Canson oferuje między innymi dobre i nie tak drogie szkicowniki z szeroką gamą papierów do pracy artystycznej. Można je spotkać w formie książki zszywanej po szerszym boku lub otwierane pionowo ze zgrzewem przy węższym boku. Obie wersje istnieją też na tak zwanej spirali lub, jak ja to lubię nazywać, “z kółkami”. Jest to bardzo wygodna opcja, ponieważ podczas rysowania kartka układa się całkowicie płasko, umożliwiając nam dostęp do całej jej powierzchni. Szkicowniki dostępne są w twardej i miękkiej oprawie, w różnych formatach oraz grubościach papieru od 80g do nawet 400g, który przeznaczony jest do pracy z farbami akrylowymi. Każdy znajdzie coś dla siebie. </text:p>
      <text:p text:style-name="P1">Przez długi czas moim faworytem był szkicownik dedykowany do szkicu i akwareli, 180g z lekko fakturowanym papierem. Dobrze zachowywał się pod wpływem wody i nie wyginał się zbyt mocno. Rysując na nim kredkami, dzięki fakturze sprawiał wrażenie, jakby rysunek był wykonany na płótnie. </text:p>
      <text:p text:style-name="P1"/>
      <text:p text:style-name="P1"/>
      <text:p text:style-name="P1"/>
      <text:p text:style-name="P1">Ten pełen ogólnych informacji artykuł ma być przedsmakiem naszej wspólnej przygody po świecie rysunku tradycyjnego. W następnych numerach postaram się bardziej skupić na konkretnych technikach i przyborach, które zdążyłam sprawdzić. Zapraszam do zaglądania do mojego kącika!<text:line-break/></text:p>
      <text:p text:style-name="P7"/>
      <text:p text:style-name="P1"><text:span text:style-name="T4">Grafiki proponowane, może któraś się nada:<text:line-break/></text:span><text:a xlink:type="simple" xlink:href="https://sta.sh/21silglh01cr" text:style-name="Internet_20_link" text:visited-style-name="Visited_20_Internet_20_Link"><text:span text:style-name="T5">https://sta.sh/21silglh01cr</text:span></text:a><text:span text:style-name="T4"> </text:span></text:p>
      <text:p text:style-name="P1"><text:span text:style-name="T4">Baner:<text:line-break/></text:span><text:a xlink:type="simple" xlink:href="https://sta.sh/02d8wp52m5fk" text:style-name="Internet_20_link" text:visited-style-name="Visited_20_Internet_20_Link"><text:span text:style-name="T5">https://sta.sh/02d8wp52m5fk</text:span></text:a><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0.4917in" fo:margin-bottom="0.4917in" fo:margin-left="0.4917in" fo:margin-right="0.4917in" style:writing-mode="lr-tb" style:layout-grid-color="#c0c0c0" style:layout-grid-lines="272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2" meta:word-count="889" meta:character-count="6056" meta:non-whitespace-character-count="5170"/>
    <meta:generator>LibreOfficeDev/5.1.0.3$Linux_X86_64 LibreOffice_project/</meta:generator>
  </office:meta>
</office:document-meta>
</file>